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8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text-align-source="fix"/>
      <style:paragraph-properties fo:text-align="center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8" style:data-style-name="N2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 fo:font-family="Bitstream Vera Sans" fo:font-size="9pt"/>
    </style:style>
    <number:percentage-style style:name="N2">
      <number:number number:decimal-places="2" number:min-integer-digits="1"/>
      <number:text>%</number:text>
    </number:percentage-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ce3" table:number-columns-repeated="3"/>
        <table:table-column table:style-name="co4" table:default-cell-style-name="ce2"/>
        <table:table-column table:style-name="co5"/>
        <table:table-column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01869158878505" table:style-name="ce8" table:formula="=SUM([.H2]:[.H108])/(107*3)">
            <text:p>40,19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7]=&quot;x&quot;;1;0)+IF([.E7]=&quot;x&quot;;1;0)+IF([.F7]=&quot;x&quot;;1;0)">
            <text:p>1</text:p>
          </table:table-cell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8]=&quot;x&quot;;1;0)+IF([.E8]=&quot;x&quot;;1;0)+IF([.F8]=&quot;x&quot;;1;0)">
            <text:p>1</text:p>
          </table:table-cell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9]=&quot;x&quot;;1;0)+IF([.E9]=&quot;x&quot;;1;0)+IF([.F9]=&quot;x&quot;;1;0)">
            <text:p>1</text:p>
          </table:table-cell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10]=&quot;x&quot;;1;0)+IF([.E10]=&quot;x&quot;;1;0)+IF([.F10]=&quot;x&quot;;1;0)">
            <text:p>1</text:p>
          </table:table-cell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11]=&quot;x&quot;;1;0)+IF([.E11]=&quot;x&quot;;1;0)+IF([.F11]=&quot;x&quot;;1;0)">
            <text:p>1</text:p>
          </table:table-cell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12]=&quot;x&quot;;1;0)+IF([.E12]=&quot;x&quot;;1;0)+IF([.F12]=&quot;x&quot;;1;0)">
            <text:p>0</text:p>
          </table:table-cell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13]=&quot;x&quot;;1;0)+IF([.E13]=&quot;x&quot;;1;0)+IF([.F13]=&quot;x&quot;;1;0)">
            <text:p>0</text:p>
          </table:table-cell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>
            <text:p>playground</text:p>
          </table:table-cell>
          <table:table-cell office:value-type="float" office:value="1" table:formula="=IF([.D15]=&quot;x&quot;;1;0)+IF([.E15]=&quot;x&quot;;1;0)+IF([.F15]=&quot;x&quot;;1;0)">
            <text:p>1</text:p>
          </table:table-cell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1" table:formula="=IF([.D16]=&quot;x&quot;;1;0)+IF([.E16]=&quot;x&quot;;1;0)+IF([.F16]=&quot;x&quot;;1;0)">
            <text:p>1</text:p>
          </table:table-cell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1" table:formula="=IF([.D17]=&quot;x&quot;;1;0)+IF([.E17]=&quot;x&quot;;1;0)+IF([.F17]=&quot;x&quot;;1;0)">
            <text:p>1</text:p>
          </table:table-cell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1" table:formula="=IF([.D18]=&quot;x&quot;;1;0)+IF([.E18]=&quot;x&quot;;1;0)+IF([.F18]=&quot;x&quot;;1;0)">
            <text:p>1</text:p>
          </table:table-cell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/>
          <table:table-cell/>
          <table:table-cell/>
          <table:table-cell office:value-type="float" office:value="0" table:formula="=IF([.D19]=&quot;x&quot;;1;0)+IF([.E19]=&quot;x&quot;;1;0)+IF([.F19]=&quot;x&quot;;1;0)">
            <text:p>0</text:p>
          </table:table-cell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/>
          <table:table-cell/>
          <table:table-cell/>
          <table:table-cell office:value-type="float" office:value="0" table:formula="=IF([.D20]=&quot;x&quot;;1;0)+IF([.E20]=&quot;x&quot;;1;0)+IF([.F20]=&quot;x&quot;;1;0)">
            <text:p>0</text:p>
          </table:table-cell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1" table:formula="=IF([.D21]=&quot;x&quot;;1;0)+IF([.E21]=&quot;x&quot;;1;0)+IF([.F21]=&quot;x&quot;;1;0)">
            <text:p>1</text:p>
          </table:table-cell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/>
          <table:table-cell/>
          <table:table-cell/>
          <table:table-cell office:value-type="float" office:value="0" table:formula="=IF([.D22]=&quot;x&quot;;1;0)+IF([.E22]=&quot;x&quot;;1;0)+IF([.F22]=&quot;x&quot;;1;0)">
            <text:p>0</text:p>
          </table:table-cell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/>
          <table:table-cell office:value-type="float" office:value="1" table:formula="=IF([.D24]=&quot;x&quot;;1;0)+IF([.E24]=&quot;x&quot;;1;0)+IF([.F24]=&quot;x&quot;;1;0)">
            <text:p>1</text:p>
          </table:table-cell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/>
          <table:table-cell/>
          <table:table-cell/>
          <table:table-cell office:value-type="float" office:value="0" table:formula="=IF([.D26]=&quot;x&quot;;1;0)+IF([.E26]=&quot;x&quot;;1;0)+IF([.F26]=&quot;x&quot;;1;0)">
            <text:p>0</text:p>
          </table:table-cell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/>
          <table:table-cell/>
          <table:table-cell/>
          <table:table-cell office:value-type="float" office:value="0" table:formula="=IF([.D27]=&quot;x&quot;;1;0)+IF([.E27]=&quot;x&quot;;1;0)+IF([.F27]=&quot;x&quot;;1;0)">
            <text:p>0</text:p>
          </table:table-cell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>
            <text:p>x</text:p>
          </table:table-cell>
          <table:table-cell/>
          <table:table-cell office:value-type="string" office:string-value="playground" table:style-name="custom-style1">
            <text:p>playground</text:p>
          </table:table-cell>
          <table:table-cell office:value-type="float" office:value="2" table:formula="=IF([.D28]=&quot;x&quot;;1;0)+IF([.E28]=&quot;x&quot;;1;0)+IF([.F28]=&quot;x&quot;;1;0)">
            <text:p>2</text:p>
          </table:table-cell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 table:style-name="ce2"/>
          <table:table-cell/>
          <table:table-cell/>
          <table:table-cell/>
          <table:table-cell office:value-type="float" office:value="0" table:formula="=IF([.D29]=&quot;x&quot;;1;0)+IF([.E29]=&quot;x&quot;;1;0)+IF([.F29]=&quot;x&quot;;1;0)">
            <text:p>0</text:p>
          </table:table-cell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37]=&quot;x&quot;;1;0)+IF([.E37]=&quot;x&quot;;1;0)+IF([.F37]=&quot;x&quot;;1;0)">
            <text:p>0</text:p>
          </table:table-cell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38]=&quot;x&quot;;1;0)+IF([.E38]=&quot;x&quot;;1;0)+IF([.F38]=&quot;x&quot;;1;0)">
            <text:p>0</text:p>
          </table:table-cell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39]=&quot;x&quot;;1;0)+IF([.E39]=&quot;x&quot;;1;0)+IF([.F39]=&quot;x&quot;;1;0)">
            <text:p>0</text:p>
          </table:table-cell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0]=&quot;x&quot;;1;0)+IF([.E40]=&quot;x&quot;;1;0)+IF([.F40]=&quot;x&quot;;1;0)">
            <text:p>0</text:p>
          </table:table-cell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1]=&quot;x&quot;;1;0)+IF([.E41]=&quot;x&quot;;1;0)+IF([.F41]=&quot;x&quot;;1;0)">
            <text:p>0</text:p>
          </table:table-cell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2]=&quot;x&quot;;1;0)+IF([.E42]=&quot;x&quot;;1;0)+IF([.F42]=&quot;x&quot;;1;0)">
            <text:p>0</text:p>
          </table:table-cell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3]=&quot;x&quot;;1;0)+IF([.E43]=&quot;x&quot;;1;0)+IF([.F43]=&quot;x&quot;;1;0)">
            <text:p>0</text:p>
          </table:table-cell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4]=&quot;x&quot;;1;0)+IF([.E44]=&quot;x&quot;;1;0)+IF([.F44]=&quot;x&quot;;1;0)">
            <text:p>0</text:p>
          </table:table-cell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5]=&quot;x&quot;;1;0)+IF([.E45]=&quot;x&quot;;1;0)+IF([.F45]=&quot;x&quot;;1;0)">
            <text:p>0</text:p>
          </table:table-cell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6]=&quot;x&quot;;1;0)+IF([.E46]=&quot;x&quot;;1;0)+IF([.F46]=&quot;x&quot;;1;0)">
            <text:p>0</text:p>
          </table:table-cell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7]=&quot;x&quot;;1;0)+IF([.E47]=&quot;x&quot;;1;0)+IF([.F47]=&quot;x&quot;;1;0)">
            <text:p>0</text:p>
          </table:table-cell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8]=&quot;x&quot;;1;0)+IF([.E48]=&quot;x&quot;;1;0)+IF([.F48]=&quot;x&quot;;1;0)">
            <text:p>0</text:p>
          </table:table-cell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49]=&quot;x&quot;;1;0)+IF([.E49]=&quot;x&quot;;1;0)+IF([.F49]=&quot;x&quot;;1;0)">
            <text:p>0</text:p>
          </table:table-cell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0]=&quot;x&quot;;1;0)+IF([.E50]=&quot;x&quot;;1;0)+IF([.F50]=&quot;x&quot;;1;0)">
            <text:p>0</text:p>
          </table:table-cell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1]=&quot;x&quot;;1;0)+IF([.E51]=&quot;x&quot;;1;0)+IF([.F51]=&quot;x&quot;;1;0)">
            <text:p>0</text:p>
          </table:table-cell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2]=&quot;x&quot;;1;0)+IF([.E52]=&quot;x&quot;;1;0)+IF([.F52]=&quot;x&quot;;1;0)">
            <text:p>0</text:p>
          </table:table-cell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3]=&quot;x&quot;;1;0)+IF([.E53]=&quot;x&quot;;1;0)+IF([.F53]=&quot;x&quot;;1;0)">
            <text:p>0</text:p>
          </table:table-cell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4]=&quot;x&quot;;1;0)+IF([.E54]=&quot;x&quot;;1;0)+IF([.F54]=&quot;x&quot;;1;0)">
            <text:p>0</text:p>
          </table:table-cell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5]=&quot;x&quot;;1;0)+IF([.E55]=&quot;x&quot;;1;0)+IF([.F55]=&quot;x&quot;;1;0)">
            <text:p>0</text:p>
          </table:table-cell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6]=&quot;x&quot;;1;0)+IF([.E56]=&quot;x&quot;;1;0)+IF([.F56]=&quot;x&quot;;1;0)">
            <text:p>0</text:p>
          </table:table-cell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7]=&quot;x&quot;;1;0)+IF([.E57]=&quot;x&quot;;1;0)+IF([.F57]=&quot;x&quot;;1;0)">
            <text:p>0</text:p>
          </table:table-cell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8]=&quot;x&quot;;1;0)+IF([.E58]=&quot;x&quot;;1;0)+IF([.F58]=&quot;x&quot;;1;0)">
            <text:p>0</text:p>
          </table:table-cell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59]=&quot;x&quot;;1;0)+IF([.E59]=&quot;x&quot;;1;0)+IF([.F59]=&quot;x&quot;;1;0)">
            <text:p>0</text:p>
          </table:table-cell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60]=&quot;x&quot;;1;0)+IF([.E60]=&quot;x&quot;;1;0)+IF([.F60]=&quot;x&quot;;1;0)">
            <text:p>0</text:p>
          </table:table-cell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61]=&quot;x&quot;;1;0)+IF([.E61]=&quot;x&quot;;1;0)+IF([.F61]=&quot;x&quot;;1;0)">
            <text:p>0</text:p>
          </table:table-cell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66]=&quot;x&quot;;1;0)+IF([.E66]=&quot;x&quot;;1;0)+IF([.F66]=&quot;x&quot;;1;0)">
            <text:p>0</text:p>
          </table:table-cell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69]=&quot;x&quot;;1;0)+IF([.E69]=&quot;x&quot;;1;0)+IF([.F69]=&quot;x&quot;;1;0)">
            <text:p>0</text:p>
          </table:table-cell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81]=&quot;x&quot;;1;0)+IF([.E81]=&quot;x&quot;;1;0)+IF([.F81]=&quot;x&quot;;1;0)">
            <text:p>0</text:p>
          </table:table-cell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82]=&quot;x&quot;;1;0)+IF([.E82]=&quot;x&quot;;1;0)+IF([.F82]=&quot;x&quot;;1;0)">
            <text:p>0</text:p>
          </table:table-cell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83]=&quot;x&quot;;1;0)+IF([.E83]=&quot;x&quot;;1;0)+IF([.F83]=&quot;x&quot;;1;0)">
            <text:p>0</text:p>
          </table:table-cell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84]=&quot;x&quot;;1;0)+IF([.E84]=&quot;x&quot;;1;0)+IF([.F84]=&quot;x&quot;;1;0)">
            <text:p>0</text:p>
          </table:table-cell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86]=&quot;x&quot;;1;0)+IF([.E86]=&quot;x&quot;;1;0)+IF([.F86]=&quot;x&quot;;1;0)">
            <text:p>0</text:p>
          </table:table-cell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0]=&quot;x&quot;;1;0)+IF([.E90]=&quot;x&quot;;1;0)+IF([.F90]=&quot;x&quot;;1;0)">
            <text:p>0</text:p>
          </table:table-cell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1]=&quot;x&quot;;1;0)+IF([.E91]=&quot;x&quot;;1;0)+IF([.F91]=&quot;x&quot;;1;0)">
            <text:p>0</text:p>
          </table:table-cell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2]=&quot;x&quot;;1;0)+IF([.E92]=&quot;x&quot;;1;0)+IF([.F92]=&quot;x&quot;;1;0)">
            <text:p>0</text:p>
          </table:table-cell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3]=&quot;x&quot;;1;0)+IF([.E93]=&quot;x&quot;;1;0)+IF([.F93]=&quot;x&quot;;1;0)">
            <text:p>0</text:p>
          </table:table-cell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4]=&quot;x&quot;;1;0)+IF([.E94]=&quot;x&quot;;1;0)+IF([.F94]=&quot;x&quot;;1;0)">
            <text:p>0</text:p>
          </table:table-cell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5]=&quot;x&quot;;1;0)+IF([.E95]=&quot;x&quot;;1;0)+IF([.F95]=&quot;x&quot;;1;0)">
            <text:p>0</text:p>
          </table:table-cell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6]=&quot;x&quot;;1;0)+IF([.E96]=&quot;x&quot;;1;0)+IF([.F96]=&quot;x&quot;;1;0)">
            <text:p>0</text:p>
          </table:table-cell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7]=&quot;x&quot;;1;0)+IF([.E97]=&quot;x&quot;;1;0)+IF([.F97]=&quot;x&quot;;1;0)">
            <text:p>0</text:p>
          </table:table-cell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8]=&quot;x&quot;;1;0)+IF([.E98]=&quot;x&quot;;1;0)+IF([.F98]=&quot;x&quot;;1;0)">
            <text:p>0</text:p>
          </table:table-cell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99]=&quot;x&quot;;1;0)+IF([.E99]=&quot;x&quot;;1;0)+IF([.F99]=&quot;x&quot;;1;0)">
            <text:p>0</text:p>
          </table:table-cell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>
      <style:table-cell-properties style:cell-protect="protected" style:vertical-align="middle"/>
      <style:text-properties fo:color="#000000" fo:font-family="Bitstream Vera Sans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5</meta:editing-cycles>
    <meta:creation-date>2007-05-09T18:30:23</meta:creation-date>
    <dc:date>2007-05-10T18:52:40</dc:date>
    <dc:creator>pinheiro</dc:creator>
  </office:meta>
</office:document-meta>
</file>